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style="normal" style:font-style-asian="normal" style:font-style-complex="normal"/>
    </style:style>
    <style:style style:name="T12" style:family="text">
      <style:text-properties fo:color="#ffffff" style:font-name="Times New Roman" fo:font-size="12pt" fo:font-style="normal" style:font-size-asian="12pt" style:font-style-asian="normal" style:font-size-complex="12pt" style:font-style-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3">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1">A wrought iron gate was lifted, and then a second. Inside the mott yard even more provisions these of a </text:span><text:span text:style-name="T11">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1">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1">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1">Each of the other armies turned towards the eastern mountains. You must konw this as you have taken </text:span><text:span text:style-name="T11">provisions from every other portion of the continent by the state of this baily. <text:line-break/><text:line-break/>The other three armies fell quickly. I bested the kadireich in single combat- as was his challenge. And </text:span><text:span text:style-name="T11">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1">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1">not see it as the message of the gods we do. <text:line-break/><text:line-break/>The captain blinked. He was rapidly trying to make sense, to acclimate to this new change in the many </text:span><text:span text:style-name="T11">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1">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1">camps but we could hear them. And we could see the eyes. <text:line-break/></text:span><text:span text:style-name="T11">I hold my men blameless. I abandoned my post and ran to their aid- how could I expect the men I led to </text:span><text:span text:style-name="T11">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1">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1">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1">Misery was leaning over opposite edge of the baily walls. “The captain was a man of his word. Golao did exactly as he said. Look there is the dead concubinus being hauled away now.”</text:span><text:span text:style-name="T11"><text:line-break/></text:span></text:p>
      <text:p text:style-name="P2"><text:span text:style-name="T11">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1">What was once a easy jovial collection of warriors and families was now a nation at war. Everyone </text:span><text:span text:style-name="T11">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1">He pulled his reigns and repeated the diving motion, this time striking stone and his horse. It was this moment that stone felt, shoulder to shoulder that his grandfather and he were the same size. Obvious to </text:span><text:span text:style-name="T11">any onlooker- but stone did not know what he was. Lessons for him came harder. But like his horse- he </text:span><text:span text:style-name="T11">began to feel his power. <text:line-break/></text:span><text:span text:style-name="T11"><text:line-break/>Struggling again and regaining power he made his horse come aside grandfathers, this time with a little tact and thought.<text:line-break/></text:span><text:span text:style-name="T11"><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1">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1">The next man you fight- bring him to me alive. Or expect to find your head looking up at your body. </text:span><text:span text:style-name="T11">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1">He looked at his knuckles and saw blood and ground rock in them<text:line-break/><text:line-break/>That feels good he said with a smile. He relized he </text:span><text:span text:style-name="T1">liked</text:span><text:span text:style-name="T11">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1">The alcove seemed tighter now more compact with the captain leaning against one wall. Stone's </text:span><text:span text:style-name="T11">outstretched hand nearly grazed the man as it went by, winding bandage. <text:line-break/></text:span><text:span text:style-name="T11">My men. How did they die.</text:span></text:p>
      <text:p text:style-name="P4"/>
      <text:p text:style-name="P2"><text:span text:style-name="T11">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1">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1"/>
      <text:p text:style-name="P11">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1"><text:line-break/>She wasn't here either. It reminded him of when she'd hunted through the whole slug. Before they'd been able to trap her in this section. Then you'd wake up to screaming and know she'd gotten someone and just run for your life. </text:p>
      <text:p text:style-name="P11"/>
      <text:p text:style-name="P11">Ok there it is. The wire. He ran to it. Plucked the taught piece of cable that ran from the tractor- to the loading bay of the thrush. It made a high pitched twang. He got ready to run. </text:p>
      <text:p text:style-name="P11"/>
      <text:p text:style-name="P11">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1"><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1"/>
      <text:p text:style-name="P11">Silk rolled her eyes. Mistakes like this were deadly. They both looked around. Listened. Then crawled to the edge. </text:p>
      <text:p text:style-name="P11"/>
      <text:p text:style-name="P11">The girl that threw it lay on her belly in the tunnel and watched. Silk extended her arm and Joaquin held her legs. She wiggled forward. </text:p>
      <text:p text:style-name="P11"/>
      <text:p text:style-name="P11">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1"/>
      <text:p text:style-name="P11">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1"/>
      <text:p text:style-name="P11">She could feel vibrations in the ground. That was the only sense she had left. And she used it to grim hunting. </text:p>
      <text:p text:style-name="P11"/>
      <text:p text:style-name="P11">Silk was a trooper. The woman had looped silk and bandages around the clean cut nub just above her ankle. She was twisting a tournaquet of silk just below the knee. </text:p>
      <text:p text:style-name="P11"/>
      <text:p text:style-name="P11">Joaquin knew hed have to run. Make her chase him. He twanged the new cable and she came dragging and lumbering along behind him. </text:p>
      <text:p text:style-name="P11"/>
      <text:p text:style-name="P11">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1"/>
      <text:p text:style-name="P11">His shoulders were clenched. And one foot began to shake. He tried to quiet it. But he shook more. It was the helplessness of it. No action he took would have any effect. </text:p>
      <text:p text:style-name="P11"/>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1"/>
      <text:p text:style-name="P11">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1"/>
      <text:p text:style-name="P11">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1"/>
      <text:p text:style-name="P11">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1"/>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1"/>
      <text:p text:style-name="P11">“You get it when you go back for the bag.” </text:p>
      <text:p text:style-name="P11">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1"><text:line-break/>Who <text:line-break/><text:line-break/>Stone. </text:p>
      <text:p text:style-name="P11"/>
      <text:p text:style-name="P11">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1"/>
      <text:p text:style-name="P11">Get me back to the house. Let me tend this leg. Then we'll make a plan. Getting in there is going get at least six of the farmers killed. Their the best men we have- you'll have to sell it as another assault. They won't go for it if they know it's for stone. Clumsy boy. They won't understand.<text:line-break/><text:line-break/>Joaquin held up the hams. “We'll win em over with their bellies.”</text:p>
      <text:p text:style-name="P11"/>
      <text:p text:style-name="P11">She inhaled slowl and let her head clank on the metal flooring. “You'd win me over with some morphine.” </text:p>
      <text:p text:style-name="P11"/>
      <text:p text:style-name="P11">He left to fetch the guards. </text:p>
      <text:p text:style-name="P11"/>
      <text:p text:style-name="P11">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1"/>
      <text:p text:style-name="P11">“you're out of bed!” </text:p>
      <text:p text:style-name="P11"/>
      <text:p text:style-name="P11">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1"/>
      <text:p text:style-name="P11">“Do you want to talk about the plan?” </text:p>
      <text:p text:style-name="P11"/>
      <text:p text:style-name="P11">“That's why I'm here.” <text:line-break/><text:line-break/>She hobbled to the edge of the bed, sat and rubbed the space under her arms where the crutches pressed. </text:p>
      <text:p text:style-name="P11"/>
      <text:p text:style-name="P11">“Do you wonder why no ones come looking for us?” Asked Silk. “Engine recovery team would have been here in a couple weeks.” </text:p>
      <text:p text:style-name="P11"/>
      <text:p text:style-name="P11">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1">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1"/>
      <text:p text:style-name="P11">He stood up. Saluted his fellow captain. You know what to do if I don't come back. <text:line-break/><text:line-break/>You're coming back. And you're going to help me build a new leg out of that things claws. She smiled.</text:p>
      <text:p text:style-name="P11"/>
      <text:p text:style-name="P11"><text:s/><text:line-break/><text:line-break/></text:p>
      <text:p text:style-name="P11"/>
      <text:p text:style-name="P11"/>
      <text:p text:style-name="P4"/>
      <text:p text:style-name="P4"/>
      <text:p text:style-name="P4"/>
      <text:p text:style-name="P4"><text:line-break/></text:p>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text:soft-page-break/></text:p>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text:soft-page-break/>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text:soft-page-break/></text:p>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text:soft-page-break/></text:p>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text:soft-page-break/></text:p>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text:soft-page-break/>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text:soft-page-break/>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text:soft-page-break/>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text:soft-page-break/>"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text:soft-page-break/>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text:soft-page-break/>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text:soft-page-break/>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soft-pag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soft-pag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text:soft-page-break/>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ext:soft-pag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text:soft-page-break/>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text:soft-page-break/></text:p>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text:soft-pag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text:soft-page-break/>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text:soft-page-break/></text:p>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text:soft-pag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ext:soft-pag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text:soft-pag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text:soft-page-break/>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text:soft-page-break/>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text:soft-pag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text:soft-page-break/>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soft-pag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text:soft-pag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text:soft-page-break/>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text:soft-pag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2"><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2">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2"><text:line-break/>So you're sure the rest of the families are doing stuff like this?<text:line-break/><text:line-break/></text:span><text:span text:style-name="T12">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4">blew up like a firecracker. <text:line-break/></text:span><text:span text:style-name="T14"><text:line-break/>The seeds are shot into the ground. Little shrapenel- away from the fire- safe in the dirt. </text:span></text:p>
      <text:p text:style-name="P7"/>
      <text:p text:style-name="P5"><text:span text:style-name="T14">“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4">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4">Dreth shook another <text:s/>hunk of the {DRUGNAME} out of his pocket. He handed it into Carbs waiting palms. <text:line-break/><text:line-break/>“Crystiline. Interesting. What does it fuel? ”<text:line-break/><text:line-break/></text:span><text:span text:style-name="T14">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4">“I can't risk it you can't replace her she's seen my whole family.”<text:line-break/><text:line-break/></text:span><text:span text:style-name="T14">“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4">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3">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3">th</text:span> year of Dagnadin's life the Resistance made inroads into the workforce of {INSERT PLANET NAME HERE} passing pamplets and secret meetings. Rousing all brands of men against their entrepreneur. By the 412<text:span text:style-name="T13">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4">A hand was extended through the veil and the sheet of liquid parted. The liquid left no stain, nor did it </text:span><text:span text:style-name="T14">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12T09:04:46.95</dc:date>
    <dc:creator>Blake Stanger</dc:creator>
    <meta:editing-duration>P30DT4H3M33S</meta:editing-duration>
    <meta:editing-cycles>432</meta:editing-cycles>
    <meta:generator>OpenOffice/4.1.11$Win32 OpenOffice.org_project/4111m1$Build-9808</meta:generator>
    <meta:document-statistic meta:table-count="0" meta:image-count="2" meta:object-count="0" meta:page-count="208" meta:paragraph-count="2018" meta:word-count="94525" meta:character-count="518157"/>
  </office:meta>
</office:document-meta>
</file>